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b6774" officeooo:paragraph-rsid="001b6774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1b6774" officeooo:paragraph-rsid="001b6774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paragraph-rsid="001b6774"/>
    </style:style>
    <style:style style:name="P4" style:family="paragraph" style:parent-style-name="Standard">
      <style:paragraph-properties fo:text-align="start" style:justify-single-word="false"/>
      <style:text-properties officeooo:paragraph-rsid="002199a9"/>
    </style:style>
    <style:style style:name="P5" style:family="paragraph" style:parent-style-name="Standard">
      <style:paragraph-properties fo:text-align="start" style:justify-single-word="false"/>
      <style:text-properties officeooo:paragraph-rsid="0021b097"/>
    </style:style>
    <style:style style:name="P6" style:family="paragraph" style:parent-style-name="Standard">
      <style:paragraph-properties fo:text-align="start" style:justify-single-word="false"/>
      <style:text-properties officeooo:paragraph-rsid="0024e067"/>
    </style:style>
    <style:style style:name="P7" style:family="paragraph" style:parent-style-name="Standard">
      <style:paragraph-properties fo:text-align="start" style:justify-single-word="false"/>
      <style:text-properties officeooo:paragraph-rsid="002a0572"/>
    </style:style>
    <style:style style:name="P8" style:family="paragraph" style:parent-style-name="Standard">
      <style:paragraph-properties fo:text-align="start" style:justify-single-word="false"/>
      <style:text-properties officeooo:paragraph-rsid="0035fe63"/>
    </style:style>
    <style:style style:name="P9" style:family="paragraph" style:parent-style-name="Standard">
      <style:paragraph-properties fo:text-align="start" style:justify-single-word="false"/>
      <style:text-properties officeooo:rsid="0031ebf2" officeooo:paragraph-rsid="0031ebf2"/>
    </style:style>
    <style:style style:name="P10" style:family="paragraph" style:parent-style-name="Standard">
      <style:paragraph-properties fo:text-align="start" style:justify-single-word="false"/>
      <style:text-properties officeooo:rsid="0031ebf2" officeooo:paragraph-rsid="0035fe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officeooo:rsid="001b6774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be3f9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d9f22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e8b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f6709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04b0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199a9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30c3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a0572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03a55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d9f22" fo:background-color="#ffff00" loext:char-shading-value="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be3f9" fo:background-color="#ffff00" loext:char-shading-value="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30c30" fo:background-color="#ffff00" loext:char-shading-value="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f6709" fo:background-color="#ffff00" loext:char-shading-value="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04b0b" fo:background-color="#ffff00" loext:char-shading-value="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be3f9" fo:background-color="#81d41a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be3f9" fo:background-color="#81d41a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b6774" fo:background-color="#81d41a" loext:char-shading-value="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30c30" fo:background-color="#81d41a" loext:char-shading-value="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d9f22" fo:background-color="#81d41a" loext:char-shading-value="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d9f22" fo:background-color="#81d41a" loext:char-shading-value="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f6709" fo:background-color="#81d41a" loext:char-shading-value="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04b0b" fo:background-color="#81d41a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199a9" fo:background-color="#81d41a" loext:char-shading-value="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be3f9" fo:background-color="#00a0fc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de8b1" fo:background-color="#00a0fc" loext:char-shading-value="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de8b1" fo:background-color="#00a0fc" loext:char-shading-value="0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d9f22" fo:background-color="#00a0fc" loext:char-shading-value="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d9f22" fo:background-color="#00a0fc" loext:char-shading-value="0" style:font-style-asian="normal" style:font-weight-asian="normal" style:font-style-complex="normal" style:font-weight-complex="normal"/>
    </style:style>
    <style:style style:name="T31" style:family="text">
      <style:text-properties style:font-name="Times New Roman" fo:font-size="12pt" fo:language="en" fo:country="US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2" style:family="text">
      <style:text-properties style:font-name="Times New Roman" fo:font-size="12pt" fo:language="en" fo:country="US" fo:font-style="normal" fo:font-weight="normal" officeooo:rsid="002199a9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3" style:family="text">
      <style:text-properties style:font-name="Times New Roman" fo:font-size="12pt" fo:language="en" fo:country="US" fo:font-style="normal" fo:font-weight="normal" officeooo:rsid="0021b097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4" style:family="text">
      <style:text-properties style:font-name="Times New Roman" fo:font-size="12pt" fo:language="en" fo:country="US" fo:font-style="normal" fo:font-weight="normal" officeooo:rsid="00230c3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5" style:family="text">
      <style:text-properties style:font-name="Times New Roman" fo:font-size="12pt" fo:language="en" fo:country="US" fo:font-style="normal" fo:font-weight="normal" officeooo:rsid="00236808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6" style:family="text">
      <style:text-properties style:font-name="Times New Roman" fo:font-size="12pt" fo:language="en" fo:country="US" fo:font-style="normal" fo:font-weight="normal" officeooo:rsid="0024e067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7" style:family="text">
      <style:text-properties style:font-name="Times New Roman" fo:font-size="12pt" fo:language="en" fo:country="US" fo:font-style="normal" fo:font-weight="normal" officeooo:rsid="002582d6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8" style:family="text">
      <style:text-properties style:font-name="Times New Roman" fo:font-size="12pt" fo:language="en" fo:country="US" fo:font-style="normal" fo:font-weight="normal" officeooo:rsid="0026ab1b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9" style:family="text">
      <style:text-properties style:font-name="Times New Roman" fo:font-size="12pt" fo:language="en" fo:country="US" fo:font-style="normal" fo:font-weight="normal" officeooo:rsid="0026b2a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0" style:family="text">
      <style:text-properties style:font-name="Times New Roman" fo:font-size="12pt" fo:language="en" fo:country="US" fo:font-style="normal" fo:font-weight="normal" officeooo:rsid="0028c9a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1" style:family="text">
      <style:text-properties style:font-name="Times New Roman" fo:font-size="12pt" fo:language="en" fo:country="US" fo:font-style="normal" fo:font-weight="normal" officeooo:rsid="002a0572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2" style:family="text">
      <style:text-properties style:font-name="Times New Roman" fo:font-size="12pt" fo:language="en" fo:country="US" fo:font-style="normal" fo:font-weight="normal" officeooo:rsid="002b45c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3" style:family="text">
      <style:text-properties style:font-name="Times New Roman" fo:font-size="12pt" fo:language="en" fo:country="US" fo:font-style="normal" fo:font-weight="normal" officeooo:rsid="002d8e49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4" style:family="text">
      <style:text-properties style:font-name="Times New Roman" fo:font-size="12pt" fo:language="en" fo:country="US" fo:font-style="normal" fo:font-weight="normal" officeooo:rsid="002e645a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5" style:family="text">
      <style:text-properties style:font-name="Times New Roman" fo:font-size="12pt" fo:language="en" fo:country="US" fo:font-style="normal" fo:font-weight="normal" officeooo:rsid="003090a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6" style:family="text">
      <style:text-properties style:font-name="Times New Roman" fo:font-size="12pt" fo:language="en" fo:country="US" fo:font-style="normal" fo:font-weight="normal" officeooo:rsid="0031ebf2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7" style:family="text">
      <style:text-properties style:font-name="Times New Roman" fo:font-size="12pt" fo:language="en" fo:country="US" fo:font-style="normal" fo:font-weight="normal" officeooo:rsid="0035fe63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8" style:family="text">
      <style:text-properties style:font-name="Times New Roman" fo:font-size="12pt" fo:language="en" fo:country="US" fo:font-style="normal" fo:font-weight="normal" officeooo:rsid="00230c30" fo:background-color="#ffff00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9" style:family="text">
      <style:text-properties style:font-name="Times New Roman" fo:font-size="12pt" fo:language="en" fo:country="US" fo:font-style="normal" fo:font-weight="normal" officeooo:rsid="00230c30" fo:background-color="#ffff00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0" style:family="text">
      <style:text-properties style:font-name="Times New Roman" fo:font-size="12pt" fo:language="en" fo:country="US" fo:font-style="normal" fo:font-weight="normal" officeooo:rsid="002199a9" fo:background-color="#ffff00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1" style:family="text">
      <style:text-properties style:font-name="Times New Roman" fo:font-size="12pt" fo:language="en" fo:country="US" fo:font-style="normal" fo:font-weight="normal" officeooo:rsid="0026b2a0" fo:background-color="#ffff00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2" style:family="text">
      <style:text-properties style:font-name="Times New Roman" fo:font-size="12pt" fo:language="en" fo:country="US" fo:font-style="normal" fo:font-weight="normal" officeooo:rsid="00236808" fo:background-color="#ffff00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3" style:family="text">
      <style:text-properties style:font-name="Times New Roman" fo:font-size="12pt" fo:language="en" fo:country="US" fo:font-style="normal" fo:font-weight="normal" officeooo:rsid="00230c30" fo:background-color="#81d41a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4" style:family="text">
      <style:text-properties style:font-name="Times New Roman" fo:font-size="12pt" fo:language="en" fo:country="US" fo:font-style="normal" fo:font-weight="normal" officeooo:rsid="00230c30" fo:background-color="#81d41a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5" style:family="text">
      <style:text-properties style:font-name="Times New Roman" fo:font-size="12pt" fo:language="en" fo:country="US" fo:font-style="normal" fo:font-weight="normal" officeooo:rsid="0028c9a0" fo:background-color="#81d41a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6" style:family="text">
      <style:text-properties style:font-name="Times New Roman" fo:font-size="12pt" fo:language="en" fo:country="US" fo:font-style="normal" fo:font-weight="normal" officeooo:rsid="0028c9a0" fo:background-color="#81d41a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7" style:family="text">
      <style:text-properties style:font-name="Times New Roman" fo:font-size="12pt" fo:language="en" fo:country="US" fo:font-style="normal" fo:font-weight="normal" officeooo:rsid="0024e067" fo:background-color="#81d41a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8" style:family="text">
      <style:text-properties style:font-name="Times New Roman" fo:font-size="12pt" fo:language="en" fo:country="US" fo:font-style="normal" fo:font-weight="normal" officeooo:rsid="0024e067" fo:background-color="#81d41a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9" style:family="text">
      <style:text-properties style:font-name="Times New Roman" fo:font-size="12pt" fo:language="en" fo:country="US" fo:font-style="normal" fo:font-weight="normal" officeooo:rsid="00230c30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0" style:family="text">
      <style:text-properties style:font-name="Times New Roman" fo:font-size="12pt" fo:language="en" fo:country="US" fo:font-style="normal" fo:font-weight="normal" officeooo:rsid="00230c30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1" style:family="text">
      <style:text-properties style:font-name="Times New Roman" fo:font-size="12pt" fo:language="en" fo:country="US" fo:font-style="normal" fo:font-weight="normal" officeooo:rsid="0024e067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2" style:family="text">
      <style:text-properties style:font-name="Times New Roman" fo:font-size="12pt" fo:language="en" fo:country="US" fo:font-style="normal" fo:font-weight="normal" officeooo:rsid="0024e067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3" style:family="text">
      <style:text-properties style:font-name="Times New Roman" fo:font-size="12pt" fo:language="en" fo:country="US" fo:font-style="normal" fo:font-weight="normal" officeooo:rsid="002199a9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4" style:family="text">
      <style:text-properties style:font-name="Times New Roman" fo:font-size="12pt" fo:language="en" fo:country="US" fo:font-style="normal" fo:font-weight="normal" officeooo:rsid="002199a9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5" style:family="text">
      <style:text-properties style:font-name="Times New Roman" fo:font-size="12pt" fo:language="en" fo:country="US" fo:font-style="normal" fo:font-weight="normal" officeooo:rsid="0028c9a0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6" style:family="text">
      <style:text-properties style:font-name="Times New Roman" fo:font-size="12pt" fo:language="en" fo:country="US" fo:font-style="normal" fo:font-weight="normal" officeooo:rsid="0028c9a0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7" style:family="text">
      <style:text-properties style:font-name="Times New Roman" fo:font-size="12pt" fo:language="en" fo:country="US" fo:font-style="normal" fo:font-weight="normal" officeooo:rsid="00236808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8" style:family="text">
      <style:text-properties style:font-name="Times New Roman" fo:font-size="12pt" fo:language="en" fo:country="US" fo:font-style="normal" fo:font-weight="normal" officeooo:rsid="00236808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9" style:family="text">
      <style:text-properties style:font-name="Times New Roman" fo:font-size="12pt" fo:language="en" fo:country="US" fo:font-style="normal" fo:font-weight="normal" officeooo:rsid="002e645a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0" style:family="text">
      <style:text-properties style:font-name="Times New Roman" fo:font-size="12pt" fo:language="en" fo:country="US" fo:font-style="normal" fo:font-weight="normal" officeooo:rsid="002e645a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1" style:family="text">
      <style:text-properties style:font-name="Times New Roman" fo:font-size="12pt" fo:language="en" fo:country="US" fo:font-style="normal" fo:font-weight="normal" officeooo:rsid="003090ae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2" style:family="text">
      <style:text-properties style:font-name="Times New Roman" fo:font-size="12pt" fo:language="en" fo:country="US" fo:font-style="normal" fo:font-weight="normal" officeooo:rsid="003090ae" fo:background-color="#00a0fc" loext:char-shading-value="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3" style:family="text">
      <style:text-properties officeooo:rsid="00303a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mpio I. S. 3530904/10002 – Monologue 5</text:p>
      <text:p text:style-name="P2"><text:span text:style-name="T1"/></text:p>
      <text:p text:style-name="P2"><text:span text:style-name="T1">Advertising</text:span></text:p>
      <text:p text:style-name="P2"><text:span text:style-name="T1"/></text:p>
      <text:p text:style-name="P3"><text:span text:style-name="T2"><text:tab/>Most people dislike advertisements and it’s not a secret that from time to time they can be annoying. </text:span><text:span text:style-name="T19">However,</text:span><text:span text:style-name="T2"> it’s a part of a culture, and often reflects societ</text:span><text:span text:style-name="T3">y </text:span><text:span text:style-name="T2">mood at the point in time. </text:span><text:span text:style-name="T20">Additionally,</text:span><text:span text:style-name="T3"> making a good advertisement takes an enormous amount of effort, and </text:span><text:span text:style-name="T26">can be considered </text:span><text:span text:style-name="T3">an art of </text:span><text:span text:style-name="T10">some </text:span><text:span text:style-name="T3">sort. </text:span><text:span text:style-name="T14">It pays to advertise</text:span><text:span text:style-name="T9">, at last!</text:span></text:p>
      <text:p text:style-name="P7"><text:span text:style-name="T3"><text:tab/>Advertising – the business of designing and writing advertisements that </text:span><text:span text:style-name="T13">motivate folks to go and buy a product</text:span><text:span text:style-name="T3">. It links the company </text:span><text:span text:style-name="T10">to</text:span><text:span text:style-name="T3"> its product, </text:span><text:span text:style-name="T13">identifies the symbol with the company</text:span><text:span text:style-name="T3">. </text:span><text:span text:style-name="T18">In my opinion</text:span><text:span text:style-name="T3">, people who possess common sense won’t be lured easily by ads into buying things they <text:s/>don’t even need. </text:span><text:span text:style-name="T18">Likewise</text:span><text:span text:style-name="T3">, commercials do not affect my choice. </text:span></text:p>
      <text:p text:style-name="P3"><text:span text:style-name="T3"><text:tab/></text:span><text:span text:style-name="T22">As I’ve mentioned before</text:span><text:span text:style-name="T4">, making a good advertisement is kind of an art. </text:span><text:span text:style-name="T22"><text:s/>Above all,</text:span><text:span text:style-name="T4"> the basics of an ad: it must </text:span><text:span text:style-name="T12">be focused on the product </text:span><text:span text:style-name="T4">and </text:span><text:span text:style-name="T12">attract people’s attention easily.</text:span><text:span text:style-name="T4"> </text:span><text:span text:style-name="T28">If </text:span><text:span text:style-name="T5">you focus viewers’ attention on something else and forget to show the product, ad won’t serve its purpose. </text:span><text:span text:style-name="T22">Secondly</text:span><text:span text:style-name="T4">, there is no need for it t</text:span><text:span text:style-name="T12">o be purely informative</text:span><text:span text:style-name="T4">. </text:span><text:span text:style-name="T22">Moreover</text:span><text:span text:style-name="T4">, it should </text:span><text:span text:style-name="T12">give you an escape from reality</text:span><text:span text:style-name="T4">, </text:span><text:span text:style-name="T12">take away the ordinariness of everyday life</text:span><text:span text:style-name="T4"> and distort your perception as much as possible.</text:span><text:span text:style-name="T30"> </text:span><text:span text:style-name="T28">If</text:span><text:span text:style-name="T5"> you showed them the horrifying truth, <text:s/>who would’ve bought your product?</text:span></text:p>
      <text:p text:style-name="P7"><text:span text:style-name="T5"><text:tab/></text:span><text:span text:style-name="T6">Common practice in advertising is </text:span><text:span text:style-name="T10">to </text:span><text:span text:style-name="T6">manipulat</text:span><text:span text:style-name="T10">e </text:span><text:span text:style-name="T6">images.</text:span><text:span text:style-name="T23"> In fact</text:span><text:span text:style-name="T6">, there are many reasons for that. </text:span><text:span text:style-name="T23">Firstly, </text:span><text:span text:style-name="T15">digitally retouched</text:span><text:span text:style-name="T6"> goods and people look much better, and people who a</text:span><text:span text:style-name="T15">re not well aware of it</text:span><text:span text:style-name="T6"> are likely to fall for it. </text:span><text:span text:style-name="T15">Promoting an unrealistic and distorted image</text:span><text:span text:style-name="T6"> of something means promoting something that is perfect, </text:span><text:span text:style-name="T11">that</text:span><text:span text:style-name="T6"> is almost out of this world, </text:span><text:span text:style-name="T11">that</text:span><text:span text:style-name="T6"> seems </text:span><text:span text:style-name="T7">almost out of reach,</text:span><text:span text:style-name="T6"> yet you – yes, YOU can get it </text:span><text:span text:style-name="T7">just </text:span><text:span text:style-name="T6">for $4.99 at your local shop! </text:span></text:p>
      <text:p text:style-name="P4"><text:span text:style-name="T6"><text:tab/></text:span><text:span text:style-name="T24">Ultimately</text:span><text:span text:style-name="T7">, I’m for that type of advertising. </text:span><text:span text:style-name="T24">As </text:span><text:span text:style-name="T7">an every artist, advertisement business needs freedom and no constraints. They must be free in ways they </text:span><text:span text:style-name="T16">use various software programmes</text:span><text:span text:style-name="T7">. </text:span><text:span text:style-name="T24">For people’s part,</text:span><text:span text:style-name="T7"> they must develop their </text:span><text:span text:style-name="T16">critical skills</text:span><text:span text:style-name="T7">, maybe, </text:span><text:span text:style-name="T16">view more altered images</text:span><text:span text:style-name="T7"> </text:span><text:span text:style-name="T8">that</text:span><text:span text:style-name="T7"> </text:span><text:span text:style-name="T16">make someone look more physically perfect.</text:span><text:span text:style-name="T7"> </text:span><text:span text:style-name="T25">Consequently</text:span><text:span text:style-name="T8">, it wouldn’t have</text:span><text:span text:style-name="T32"> </text:span><text:span text:style-name="T50">caused such great deal of controversy</text:span><text:span text:style-name="T32">, </text:span><text:span text:style-name="T64">if </text:span><text:span text:style-name="T32">people didn’t take everything by heart and viewed ads as an art of some sort.</text:span></text:p>
      <text:p text:style-name="P5"><text:span text:style-name="T32"><text:tab/></text:span><text:span text:style-name="T33">Children, children, children… Oh what a great </text:span><text:span text:style-name="T41">of a </text:span><text:span text:style-name="T33">customer they are! They believe everything they hear, </text:span><text:span text:style-name="T34">making them </text:span><text:span text:style-name="T49">an attractive target for advertisers</text:span><text:span text:style-name="T34">.</text:span><text:span text:style-name="T33"> </text:span><text:span text:style-name="T34">Their attention is the easiest one to catch: </text:span><text:span text:style-name="T49">make the TV commercial a bit louder than the programme</text:span><text:span text:style-name="T34">, </text:span><text:span text:style-name="T49">show it many times</text:span><text:span text:style-name="T34">, and, voila, </text:span><text:span text:style-name="T33"><text:s/></text:span><text:span text:style-name="T49">persuasive message it has</text:span><text:span text:style-name="T34"> is now relayed into minds of their parents, making them </text:span><text:span text:style-name="T49">spend vast sums of money on something </text:span><text:span text:style-name="T34">their beloved child will forget about next morning. </text:span><text:span text:style-name="T39">You don’t even need to put </text:span><text:span text:style-name="T51">a selling point</text:span><text:span text:style-name="T39"> in the ad! </text:span><text:span text:style-name="T35">Put a cartoon character in it, and it will </text:span><text:span text:style-name="T52">go viral</text:span><text:span text:style-name="T33">, </text:span><text:span text:style-name="T35">spreading among children like a pandemic. </text:span><text:span text:style-name="T34">Adults, </text:span><text:span text:style-name="T54">of course</text:span><text:span text:style-name="T34">, dislike that. </text:span><text:span text:style-name="T60">They </text:span><text:span text:style-name="T70">say </text:span><text:span text:style-name="T60">it distort</text:span><text:span text:style-name="T72">s</text:span><text:span text:style-name="T70"> </text:span><text:span text:style-name="T60">kids’ perception of the world.</text:span></text:p>
      <text:p text:style-name="P5"><text:span text:style-name="T34"><text:tab/></text:span><text:span text:style-name="T54">Still</text:span><text:span text:style-name="T34">, it’s them who are mislead by the fantasy and wear pink glasses. </text:span><text:span text:style-name="T56">Of course</text:span><text:span text:style-name="T40">, it </text:span><text:span text:style-name="T66">must</text:span><text:span text:style-name="T40"> be a comfortable position to tell that government is doing nothing and do nothing themselves. </text:span><text:span text:style-name="T34">Real world is chaotic, and from early ages </text:span><text:span text:style-name="T60">children </text:span><text:span text:style-name="T68">should</text:span><text:span text:style-name="T60"> </text:span><text:span text:style-name="T66">be taught</text:span><text:span text:style-name="T34"> how to tell fantasy </text:span><text:span text:style-name="T35">from facts</text:span><text:span text:style-name="T34">. </text:span><text:span text:style-name="T54">Thereby</text:span><text:span text:style-name="T34">, any </text:span><text:span text:style-name="T49">controls </text:span><text:span text:style-name="T60">imposed</text:span><text:span text:style-name="T49"> on advertising</text:span><text:span text:style-name="T34">, any </text:span><text:span text:style-name="T49">governmental control</text:span><text:span text:style-name="T34">, any</text:span><text:span text:style-name="T49"> strict legal controls</text:span><text:span text:style-name="T34"> </text:span><text:span text:style-name="T40">will only </text:span><text:span text:style-name="T34">harm children and advertisement industry.</text:span></text:p>
      <text:p text:style-name="P6"><text:span text:style-name="T34"><text:tab/></text:span><text:span text:style-name="T58">To conclude what I said</text:span><text:span text:style-name="T36">, I’d like to repeat. The things to remember are that it’s not advertisers</text:span><text:span text:style-name="T43">’</text:span><text:span text:style-name="T36"> fault that people fall for distorted images of people. It’s not advertisers who make you take out </text:span><text:span text:style-name="T37">the </text:span><text:span text:style-name="T36">wallet and pay a grand for a new car. </text:span><text:span text:style-name="T58">In the end,</text:span><text:span text:style-name="T36"> it is your choice to </text:span><text:span text:style-name="T37">spend</text:span><text:span text:style-name="T36"> money or not, and it is you who makes this choice. </text:span><text:span text:style-name="T62">If </text:span><text:span text:style-name="T36">you don’t teach your kids </text:span><text:span text:style-name="T38">to think critically</text:span><text:span text:style-name="T36">, </text:span><text:span text:style-name="T62">if</text:span><text:span text:style-name="T36"> you fall for altered images, it is your fault for being digitally illiterate and not thinking critically. Think rationally, and there will be no trouble for you and your kids.</text:span></text:p>
      <text:p text:style-name="P5"><text:span text:style-name="T34"/></text:p>
      <text:p text:style-name="P4"><text:span text:style-name="T32"><text:tab/></text:span><text:span text:style-name="T46">Active vocabulary: 27</text:span></text:p>
      <text:p text:style-name="P9"><text:span text:style-name="T31"><text:tab/>Grammar structures: 4+</text:span></text:p>
      <text:p text:style-name="P9"><text:span text:style-name="T31"><text:tab/>Linkers: 19</text:span></text:p>
      <text:p text:style-name="P9"><text:span text:style-name="T31"><text:tab/>Total: 664 </text:span><text:span text:style-name="T47">word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0:05:11.219003623</meta:creation-date>
    <meta:generator>LibreOffice/6.4.7.2$Linux_X86_64 LibreOffice_project/40$Build-2</meta:generator>
    <dc:date>2022-03-14T13:05:03.134588904</dc:date>
    <meta:editing-duration>PT49M8S</meta:editing-duration>
    <meta:editing-cycles>18</meta:editing-cycles>
    <meta:document-statistic meta:table-count="0" meta:image-count="0" meta:object-count="0" meta:page-count="1" meta:paragraph-count="14" meta:word-count="687" meta:character-count="4022" meta:non-whitespace-character-count="3328"/>
  </office:meta>
</office:document-meta>
</file>